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348000002A8551729D7.png"/>
  <manifest:file-entry manifest:media-type="image/png" manifest:full-path="Pictures/1000020100000348000002A8CE518114.png"/>
  <manifest:file-entry manifest:media-type="image/png" manifest:full-path="Pictures/1000020100000348000002A83098BFF1.png"/>
  <manifest:file-entry manifest:media-type="image/png" manifest:full-path="Pictures/1000020100000348000002A8EFBA1B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38cm" svg:x="3.5cm" svg:y="2.807cm">
          <draw:image xlink:href="Pictures/1000020100000348000002A8EFBA1B56.png" xlink:type="simple" xlink:show="embed" xlink:actuate="onLoad">
            <text:p/>
          </draw:image>
        </draw:frame>
        <draw:frame draw:style-name="gr1" draw:text-style-name="P1" draw:layer="layout" svg:width="18.999cm" svg:height="15.38cm" svg:x="20.625cm" svg:y="16.02cm">
          <draw:image xlink:href="Pictures/1000020100000348000002A83098BFF1.png" xlink:type="simple" xlink:show="embed" xlink:actuate="onLoad">
            <text:p/>
          </draw:image>
        </draw:frame>
        <draw:frame draw:style-name="gr1" draw:text-style-name="P1" draw:layer="layout" svg:width="18.999cm" svg:height="15.38cm" svg:x="3.826cm" svg:y="15.92cm">
          <draw:image xlink:href="Pictures/1000020100000348000002A8551729D7.png" xlink:type="simple" xlink:show="embed" xlink:actuate="onLoad">
            <text:p/>
          </draw:image>
        </draw:frame>
        <draw:frame draw:style-name="gr1" draw:text-style-name="P1" draw:layer="layout" svg:width="18.999cm" svg:height="15.38cm" svg:x="20.526cm" svg:y="2.94cm">
          <draw:image xlink:href="Pictures/1000020100000348000002A8CE5181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Flint</meta:initial-creator>
    <meta:creation-date>2009-11-19T00:18:28</meta:creation-date>
    <dc:date>2009-11-19T00:20:53</dc:date>
    <dc:creator>Alex Flint</dc:creator>
    <meta:editing-duration>PT00H02M26S</meta:editing-duration>
    <meta:editing-cycles>1</meta:editing-cycles>
    <meta:document-statistic meta:object-count="4"/>
    <meta:generator>OpenOffice.org/3.1$Unix OpenOffice.org_project/310m19$Build-9420</meta:generator>
  </office:meta>
</office:document-meta>
</file>